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>
            <text:p>arduino</text:p>
          </table:table-cell>
          <table:table-cell table:number-columns-repeated="2"/>
          <table:table-cell office:value-type="string">
            <text:p>-incluir todos os analogico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con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3"/>
          <table:table-cell office:value-type="string">
            <text:p>pesquisar no stackoverflown</text:p>
          </table:table-cell>
        </table:table-row>
        <table:table-row table:style-name="ro2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talhos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b orde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tatus bar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rag and drop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irtual instruments. Qt plugins</text:p>
          </table:table-cell>
          <table:table-cell table:number-columns-repeated="2"/>
          <table:table-cell office:value-type="string">
            <text:p>Existe conflito entre threads e configuração</text:p>
          </table:table-cell>
          <table:table-cell table:number-columns-repeated="3"/>
          <table:table-cell office:value-type="string">
            <text:p>O problema não é dos plugins. Se a classe fosse inerna, o problema era igual</text:p>
          </table:table-cell>
        </table:table-row>
        <table:table-row table:style-name="ro2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alta repensar o Use Case</text:p>
          </table:table-cell>
          <table:table-cell table:number-columns-repeated="3"/>
          <table:table-cell office:value-type="string">
            <text:p>Zero é obrigatório</text:p>
          </table:table-cell>
        </table:table-row>
        <table:table-row table:style-name="ro2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xml?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onfirmar gravar projecto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string">
            <text:p>improve plot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other plot classes?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string">
            <text:p>add real meauring capability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string">
            <text:p>RAW data</text:p>
          </table:table-cell>
          <table:table-cell table:number-columns-repeated="2"/>
          <table:table-cell office:value-type="string">
            <text:p>same model and view?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 – com problema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2"/>
          <table:table-cell office:value-type="string">
            <text:p>resolvido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12/07/2011</text:date>, <text:time>00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2-07T00:19:45</dc:date>
    <dc:creator>Filipe Roque</dc:creator>
    <meta:editing-duration>PT10H32M15S</meta:editing-duration>
    <meta:editing-cycles>17</meta:editing-cycles>
    <meta:generator>LibreOffice/3.4$Unix LibreOffice_project/340m1$Build-402</meta:generator>
    <meta:document-statistic meta:table-count="3" meta:cell-count="42" meta:object-count="0"/>
  </office:meta>
</office:document-meta>
</file>